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" style:family="paragraph" style:parent-style-name="Heading_20_2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Heading_20_2">
      <style:paragraph-properties fo:text-align="justify" style:justify-single-word="false" fo:break-before="page"/>
      <style:text-properties fo:font-weight="bold" style:font-weight-asian="bold" style:font-weight-complex="bold"/>
    </style:style>
    <style:style style:name="P5" style:family="paragraph" style:parent-style-name="Heading_20_2">
      <style:paragraph-properties fo:margin-left="0cm" fo:margin-right="0cm" fo:margin-top="0cm" fo:margin-bottom="0.212cm" style:contextual-spacing="false" fo:line-height="114%" fo:text-align="justify" style:justify-single-word="false" fo:text-indent="0cm" style:auto-text-indent="false"/>
      <style:text-properties officeooo:paragraph-rsid="0005218f"/>
    </style:style>
    <style:style style:name="P6" style:family="paragraph" style:parent-style-name="Heading_20_2">
      <style:paragraph-properties fo:text-align="justify" style:justify-single-word="false"/>
    </style:style>
    <style:style style:name="P7" style:family="paragraph" style:parent-style-name="Heading_20_2">
      <style:paragraph-properties fo:text-align="justify" style:justify-single-word="false"/>
      <style:text-properties officeooo:paragraph-rsid="0005218f"/>
    </style:style>
    <style:style style:name="P8" style:family="paragraph" style:parent-style-name="Heading_20_3">
      <style:paragraph-properties fo:margin-left="0cm" fo:margin-right="0cm" fo:margin-top="0cm" fo:margin-bottom="0.247cm" style:contextual-spacing="false" fo:line-height="114%" fo:text-align="justify" style:justify-single-word="false" fo:text-indent="0cm" style:auto-text-indent="false"/>
      <style:text-properties style:font-name="Google Sans"/>
    </style:style>
    <style:style style:name="P9" style:family="paragraph" style:parent-style-name="Heading_20_3">
      <style:paragraph-properties fo:text-align="justify" style:justify-single-word="false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line-height="114%" fo:text-align="center" style:justify-single-word="false" fo:text-indent="0cm" style:auto-text-indent="false"/>
    </style:style>
    <style:style style:name="P1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left="0cm" fo:margin-right="0cm" fo:margin-top="0cm" fo:margin-bottom="0.247cm" style:contextual-spacing="false" fo:line-height="114%" fo:text-align="justify" style:justify-single-word="false" fo:text-indent="0cm" style:auto-text-indent="false"/>
    </style:style>
    <style:style style:name="P13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align="justify" style:justify-single-word="false" fo:text-indent="0cm" style:auto-text-indent="false" fo:padding="0cm" fo:border="none"/>
      <style:text-properties style:font-name="Google Sans Text"/>
    </style:style>
    <style:style style:name="P14" style:family="paragraph" style:parent-style-name="Text_20_body" style:list-style-name="L7">
      <style:paragraph-properties fo:margin-left="0cm" fo:margin-right="0cm" fo:margin-top="0cm" fo:margin-bottom="0.247cm" style:contextual-spacing="false" fo:line-height="114%" fo:text-align="justify" style:justify-single-word="false" fo:text-indent="0cm" style:auto-text-indent="false" fo:padding="0cm" fo:border="none"/>
      <style:text-properties style:font-name="Google Sans Text"/>
    </style:style>
    <style:style style:name="P15" style:family="paragraph" style:parent-style-name="Text_20_body" style:list-style-name="L8">
      <style:paragraph-properties fo:margin-left="0cm" fo:margin-right="0cm" fo:margin-top="0cm" fo:margin-bottom="0.247cm" style:contextual-spacing="false" fo:line-height="114%" fo:text-align="justify" style:justify-single-word="false" fo:text-indent="0cm" style:auto-text-indent="false" fo:padding="0cm" fo:border="none"/>
      <style:text-properties style:font-name="Google Sans Text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ext_20_body" style:list-style-name="L1">
      <style:paragraph-properties fo:text-align="justify" style:justify-single-word="false"/>
    </style:style>
    <style:style style:name="P18" style:family="paragraph" style:parent-style-name="Text_20_body" style:list-style-name="L2">
      <style:paragraph-properties fo:text-align="justify" style:justify-single-word="false"/>
    </style:style>
    <style:style style:name="P19" style:family="paragraph" style:parent-style-name="Text_20_body" style:list-style-name="L3">
      <style:paragraph-properties fo:text-align="justify" style:justify-single-word="false"/>
    </style:style>
    <style:style style:name="P20" style:family="paragraph" style:parent-style-name="Text_20_body" style:list-style-name="L4">
      <style:paragraph-properties fo:text-align="justify" style:justify-single-word="false"/>
    </style:style>
    <style:style style:name="P21" style:family="paragraph" style:parent-style-name="Text_20_body" style:list-style-name="L5">
      <style:paragraph-properties fo:text-align="justify" style:justify-single-word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style:font-name="Google Sans Text"/>
    </style:style>
    <style:style style:name="T4" style:family="text">
      <style:text-properties style:font-name="Google Sans Text" fo:font-weight="bold"/>
    </style:style>
    <style:style style:name="T5" style:family="text">
      <style:text-properties style:font-name="Google Sans"/>
    </style:style>
    <style:style style:name="T6" style:family="text">
      <style:text-properties style:font-name="Google Sans" officeooo:rsid="0005218f"/>
    </style:style>
    <style:style style:name="T7" style:family="text">
      <style:text-properties fo:color="#c9211e" loext:opacity="100%" style:font-name="Google Sans Text"/>
    </style:style>
    <style:style style:name="T8" style:family="text">
      <style:text-properties officeooo:rsid="0005846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Sommaire</text:p>
          </text:index-title>
          <text:p text:style-name="P1"><text:a xlink:type="simple" xlink:href="#__RefHeading___Toc4296_3296266966" text:style-name="Index_20_Link" text:visited-style-name="Index_20_Link">1. Introduction : L'Émergence d'un Standard<text:tab/>2</text:a></text:p>
          <text:p text:style-name="P1"><text:a xlink:type="simple" xlink:href="#__RefHeading___Toc4298_3296266966" text:style-name="Index_20_Link" text:visited-style-name="Index_20_Link">2. Définition et Nature du SQL<text:tab/>2</text:a></text:p>
          <text:p text:style-name="P2"><text:a xlink:type="simple" xlink:href="#__RefHeading___Toc4300_3296266966" text:style-name="Index_20_Link" text:visited-style-name="Index_20_Link">A. Un langage multi-facettes<text:tab/>2</text:a></text:p>
          <text:p text:style-name="P2"><text:a xlink:type="simple" xlink:href="#__RefHeading___Toc4302_3296266966" text:style-name="Index_20_Link" text:visited-style-name="Index_20_Link">B. Le lien avec l'Algèbre Relationnelle<text:tab/>2</text:a></text:p>
          <text:p text:style-name="P2"><text:a xlink:type="simple" xlink:href="#__RefHeading___Toc4304_3296266966" text:style-name="Index_20_Link" text:visited-style-name="Index_20_Link">C. Caractéristiques Fondamentales<text:tab/>2</text:a></text:p>
          <text:p text:style-name="P1"><text:a xlink:type="simple" xlink:href="#__RefHeading___Toc4306_3296266966" text:style-name="Index_20_Link" text:visited-style-name="Index_20_Link">3. La Sélection (σ)<text:tab/>3</text:a></text:p>
          <text:p text:style-name="P2"><text:a xlink:type="simple" xlink:href="#__RefHeading___Toc4308_3296266966" text:style-name="Index_20_Link" text:visited-style-name="Index_20_Link">Syntaxe SQL :<text:tab/>3</text:a></text:p>
          <text:p text:style-name="P2"><text:a xlink:type="simple" xlink:href="#__RefHeading___Toc4310_3296266966" text:style-name="Index_20_Link" text:visited-style-name="Index_20_Link">10 Exemples de Sélection :<text:tab/>3</text:a></text:p>
          <text:p text:style-name="P1"><text:a xlink:type="simple" xlink:href="#__RefHeading___Toc4312_3296266966" text:style-name="Index_20_Link" text:visited-style-name="Index_20_Link">4. La Projection (π)<text:tab/>4</text:a></text:p>
          <text:p text:style-name="P2"><text:a xlink:type="simple" xlink:href="#__RefHeading___Toc4314_3296266966" text:style-name="Index_20_Link" text:visited-style-name="Index_20_Link">Syntaxe SQL :<text:tab/>4</text:a></text:p>
          <text:p text:style-name="P2"><text:a xlink:type="simple" xlink:href="#__RefHeading___Toc4316_3296266966" text:style-name="Index_20_Link" text:visited-style-name="Index_20_Link">10 Exemples de Projection :<text:tab/>4</text:a></text:p>
          <text:p text:style-name="P1"><text:a xlink:type="simple" xlink:href="#__RefHeading___Toc4318_3296266966" text:style-name="Index_20_Link" text:visited-style-name="Index_20_Link">5. Le Renommage (ρ)<text:tab/>5</text:a></text:p>
          <text:p text:style-name="P2"><text:a xlink:type="simple" xlink:href="#__RefHeading___Toc4320_3296266966" text:style-name="Index_20_Link" text:visited-style-name="Index_20_Link">Syntaxe SQL :<text:tab/>5</text:a></text:p>
          <text:p text:style-name="P2"><text:a xlink:type="simple" xlink:href="#__RefHeading___Toc4322_3296266966" text:style-name="Index_20_Link" text:visited-style-name="Index_20_Link">10 Exemples de Renommage :<text:tab/>5</text:a></text:p>
          <text:p text:style-name="P1"><text:a xlink:type="simple" xlink:href="#__RefHeading___Toc4324_3296266966" text:style-name="Index_20_Link" text:visited-style-name="Index_20_Link">­6. Conclusion :<text:tab/>6</text:a></text:p>
        </text:index-body>
      </text:table-of-content>
      <text:h text:style-name="P3" text:outline-level="2"/>
      <text:h text:style-name="P4" text:outline-level="2"><text:bookmark-start text:name="__RefHeading___Toc4296_3296266966"/>1. Introduction : L'Émergence d'un Standard<text:bookmark-end text:name="__RefHeading___Toc4296_3296266966"/></text:h>
      <text:p text:style-name="P16">Avant l'avènement du SQL, la gestion des données était complexe et dépendante de structures physiques rigides.</text:p>
      <text:list text:style-name="L1">
        <text:list-item>
          <text:p text:style-name="P17"><text:span text:style-name="T1">Contexte Historique :</text:span> Le SQL trouve ses racines dans les années 1970, suite aux travaux d'Edgar F. Codd sur le <text:span text:style-name="T1">modèle relationnel</text:span>. Il a été développé initialement par IBM (sous le nom de SEQUEL) pour permettre aux utilisateurs d'interroger des bases de données sans avoir à programmer des algorithmes de recherche complexes.</text:p>
        </text:list-item>
        <text:list-item>
          <text:p text:style-name="P17"><text:span text:style-name="T1">L'Objectif :</text:span> L'idée centrale était de créer un langage <text:span text:style-name="T1">déclaratif</text:span>. Contrairement aux langages impératifs (C, Java) où l'on explique <text:span text:style-name="T2">comment</text:span> faire, en SQL, on décrit <text:span text:style-name="T2">ce que</text:span> l'on veut obtenir.</text:p>
        </text:list-item>
        <text:list-item>
          <text:p text:style-name="P17"><text:span text:style-name="T1">Universalité :</text:span> Aujourd'hui, SQL est le langage universel des données. Que ce soit pour des systèmes classiques (MySQL, PostgreSQL, Oracle) ou pour l'analyse de données massives (Big Data), SQL reste l'interface de référence.</text:p>
        </text:list-item>
      </text:list>
      <text:h text:style-name="P6" text:outline-level="2"><text:bookmark-start text:name="__RefHeading___Toc4298_3296266966"/>2. Définition et Nature du SQL<text:bookmark-end text:name="__RefHeading___Toc4298_3296266966"/></text:h>
      <text:p text:style-name="P16">Le <text:span text:style-name="T1">SQL</text:span> (<text:span text:style-name="T2">Structured Query Language</text:span> - Langage de Requêtes Structuré) est un langage de programmation spécialisé, conçu pour la gestion et la manipulation de données au sein d'un <text:span text:style-name="T1">Système de Gestion de Bases de Données Relationnelles (SGBDR)</text:span>.</text:p>
      <text:h text:style-name="P9" text:outline-level="3"><text:bookmark-start text:name="__RefHeading___Toc4300_3296266966"/>A. Un langage multi-facettes<text:bookmark-end text:name="__RefHeading___Toc4300_3296266966"/></text:h>
      <text:p text:style-name="P16">SQL n'est pas qu'un outil de recherche ; il est divisé en plusieurs sous-ensembles fonctionnels :</text:p>
      <text:list text:style-name="L2">
        <text:list-item>
          <text:p text:style-name="P18"><text:span text:style-name="T1">LMD (Langage de Manipulation de Données) :</text:span> Pour extraire, insérer, modifier ou supprimer des données (C'est ici que se trouvent les opérations unaires comme <text:span text:style-name="Source_20_Text">SELECT</text:span>).</text:p>
        </text:list-item>
        <text:list-item>
          <text:p text:style-name="P18"><text:span text:style-name="T1">LDD (Langage de Définition de Données) :</text:span> Pour créer la structure de la base (tables, index).</text:p>
        </text:list-item>
        <text:list-item>
          <text:p text:style-name="P18"><text:span text:style-name="T1">LCD (Langage de Contrôle de Données) :</text:span> Pour gérer les droits d'accès et la sécurité.</text:p>
        </text:list-item>
      </text:list>
      <text:h text:style-name="P9" text:outline-level="3"><text:bookmark-start text:name="__RefHeading___Toc4302_3296266966"/>B. Le lien avec l'Algèbre Relationnelle<text:bookmark-end text:name="__RefHeading___Toc4302_3296266966"/></text:h>
      <text:p text:style-name="P16">D'un point de vue théorique, SQL est la mise en œuvre concrète de l'<text:span text:style-name="T1">algèbre relationnelle</text:span>. Chaque requête SQL repose sur des opérations mathématiques appliquées à des ensembles (les tables).</text:p>
      <text:list text:style-name="L3">
        <text:list-item>
          <text:p text:style-name="P19">Une table est vue comme une <text:span text:style-name="T1">Relation</text:span>.</text:p>
        </text:list-item>
        <text:list-item>
          <text:p text:style-name="P19">Une ligne est vue comme un <text:span text:style-name="T1">Tuple</text:span>.</text:p>
        </text:list-item>
        <text:list-item>
          <text:p text:style-name="P19">Une colonne est vue comme un <text:span text:style-name="T1">Attribut</text:span>.</text:p>
        </text:list-item>
      </text:list>
      <text:h text:style-name="P9" text:outline-level="3"><text:bookmark-start text:name="__RefHeading___Toc4304_3296266966"/>C. Caractéristiques Fondamentales<text:bookmark-end text:name="__RefHeading___Toc4304_3296266966"/></text:h>
      <text:list text:style-name="L4">
        <text:list-item>
          <text:p text:style-name="P20"><text:span text:style-name="T1">Indépendance logique et physique :</text:span> L'utilisateur n'a pas besoin de savoir comment les fichiers sont stockés sur le disque dur.</text:p>
        </text:list-item>
        <text:list-item>
          <text:p text:style-name="P20"><text:soft-page-break/><text:span text:style-name="T1">Rigueur :</text:span> Il garantit l'intégrité des données via des contraintes (clés primaires, clés étrangères).</text:p>
        </text:list-item>
        <text:list-item>
          <text:p text:style-name="P20"><text:span text:style-name="T1">Standardisation :</text:span> Bien que chaque éditeur (Microsoft, Google, Oracle) ait ses variantes, le "SQL Standard" assure une portabilité relative du code.</text:p>
        </text:list-item>
      </text:list>
      <text:h text:style-name="P7" text:outline-level="2"><text:bookmark-start text:name="__RefHeading___Toc4306_3296266966"/><text:span text:style-name="T6">3</text:span><text:span text:style-name="T5">. La Sélection (</text:span><text:span text:style-name="Strong_20_Emphasis"><text:span text:style-name="T3">σ</text:span></text:span><text:span text:style-name="T5">)</text:span><text:bookmark-end text:name="__RefHeading___Toc4306_3296266966"/></text:h>
      <text:p text:style-name="P12"><text:span text:style-name="T3">La sélection consiste à extraire des </text:span><text:span text:style-name="T4">lignes</text:span><text:span text:style-name="T3"> (tuples) d'une table qui répondent à un critère spécifique. En SQL, cela se traduit par la clause </text:span><text:span text:style-name="Source_20_Text"><text:span text:style-name="T3">WHERE</text:span></text:span><text:span text:style-name="T3">.</text:span></text:p>
      <text:h text:style-name="P8" text:outline-level="3"><text:bookmark-start text:name="__RefHeading___Toc4308_3296266966"/>Syntaxe SQL :<text:bookmark-end text:name="__RefHeading___Toc4308_3296266966"/></text:h>
      <text:p text:style-name="P10"><text:span text:style-name="Source_20_Text"><text:span text:style-name="T7">SELECT * FROM Table WHERE condition;</text:span></text:span></text:p>
      <text:h text:style-name="P8" text:outline-level="3"><text:bookmark-start text:name="__RefHeading___Toc4310_3296266966"/>10 Exemples de Sélection :<text:bookmark-end text:name="__RefHeading___Toc4310_3296266966"/></text:h>
      <text:list text:style-name="L6">
        <text:list-item>
          <text:p text:style-name="P13">Égalité : Trouver les employés du département 'Ventes'.</text:p>
          <text:p text:style-name="P13">SELECT * FROM Employes WHERE departement = 'Ventes';</text:p>
        </text:list-item>
        <text:list-item>
          <text:p text:style-name="P13">Inégalité : Liste des produits dont le prix n'est pas 0.</text:p>
          <text:p text:style-name="P13">SELECT * FROM Produits WHERE prix &lt;&gt; 0;</text:p>
        </text:list-item>
        <text:list-item>
          <text:p text:style-name="P13">Supériorité : Étudiants ayant une note supérieure à 15.</text:p>
          <text:p text:style-name="P13">SELECT * FROM Notes WHERE resultat &gt; 15;</text:p>
        </text:list-item>
        <text:list-item>
          <text:p text:style-name="P13">Intervalle : Commandes passées entre deux dates.</text:p>
          <text:p text:style-name="P13">SELECT * FROM Commandes WHERE date_commande BETWEEN '2023-01-01' AND '2023-12-31';</text:p>
        </text:list-item>
        <text:list-item>
          <text:p text:style-name="P13">Appartenance : Clients résidant à Paris, Lyon ou Marseille.</text:p>
          <text:p text:style-name="P13">SELECT * FROM Clients WHERE ville IN ('Paris', 'Lyon', 'Marseille');</text:p>
        </text:list-item>
        <text:list-item>
          <text:p text:style-name="P13">Recherche de motif : Utilisateurs dont le nom commence par 'A'.</text:p>
          <text:p text:style-name="P13">SELECT * FROM Utilisateurs WHERE nom LIKE 'A%';</text:p>
        </text:list-item>
        <text:list-item>
          <text:p text:style-name="P13">Valeur nulle : Articles sans description.</text:p>
          <text:p text:style-name="P13">SELECT * FROM Articles WHERE description IS NULL;</text:p>
        </text:list-item>
        <text:list-item>
          <text:p text:style-name="P13">Conditions multiples (AND) : Livres de 'Genre Drame' parus après 2010.</text:p>
          <text:p text:style-name="P13">SELECT * FROM Livres WHERE genre = 'Drame' AND annee &gt; 2010;</text:p>
        </text:list-item>
        <text:list-item>
          <text:p text:style-name="P13">Alternative (OR) : Employés juniors ou stagiaires.</text:p>
          <text:p text:style-name="P13">SELECT * FROM Employes WHERE statut = 'Junior' OR statut = 'Stagiaire';</text:p>
        </text:list-item>
        <text:list-item>
          <text:p text:style-name="P13"><text:soft-page-break/>Négation (NOT) : Vols qui ne sont pas à destination de Londres.</text:p>
          <text:p text:style-name="P13">SELECT * FROM Vols WHERE NOT destination = 'Londres';</text:p>
        </text:list-item>
      </text:list>
      <text:h text:style-name="P5" text:outline-level="2"><text:bookmark-start text:name="__RefHeading___Toc4312_3296266966"/><text:span text:style-name="T6">4</text:span><text:span text:style-name="T5">. La Projection (</text:span><text:span text:style-name="Strong_20_Emphasis">π</text:span><text:span text:style-name="T5">)</text:span><text:bookmark-end text:name="__RefHeading___Toc4312_3296266966"/></text:h>
      <text:p text:style-name="P12"><text:span text:style-name="T3">La projection consiste à choisir uniquement certaines </text:span><text:span text:style-name="T4">colonnes</text:span><text:span text:style-name="T3"> (attributs) d'une table. En SQL, on liste les colonnes après le mot-clé </text:span><text:span text:style-name="Source_20_Text"><text:span text:style-name="T3">SELECT</text:span></text:span><text:span text:style-name="T3">.</text:span></text:p>
      <text:h text:style-name="P8" text:outline-level="3"><text:bookmark-start text:name="__RefHeading___Toc4314_3296266966"/>Syntaxe SQL :<text:bookmark-end text:name="__RefHeading___Toc4314_3296266966"/></text:h>
      <text:p text:style-name="P10"><text:span text:style-name="Source_20_Text"><text:span text:style-name="T7">SELECT colonne1, colonne2 FROM Table;</text:span></text:span></text:p>
      <text:h text:style-name="P8" text:outline-level="3"><text:bookmark-start text:name="__RefHeading___Toc4316_3296266966"/>10 Exemples de Projection :<text:bookmark-end text:name="__RefHeading___Toc4316_3296266966"/></text:h>
      <text:list text:style-name="L7">
        <text:list-item>
          <text:p text:style-name="P14">Colonne unique : Extraire tous les noms des clients.</text:p>
          <text:p text:style-name="P14">SELECT nom FROM Clients;</text:p>
        </text:list-item>
        <text:list-item>
          <text:p text:style-name="P14">Colonnes multiples : Prénom et email des utilisateurs.</text:p>
          <text:p text:style-name="P14">SELECT prenom, email FROM Utilisateurs;</text:p>
        </text:list-item>
        <text:list-item>
          <text:p text:style-name="P14">Élimination des doublons : Liste unique des villes des fournisseurs.</text:p>
          <text:p text:style-name="P14">SELECT DISTINCT ville FROM Fournisseurs;</text:p>
        </text:list-item>
        <text:list-item>
          <text:p text:style-name="P14">Calcul simple : Afficher le prix TTC (prix * 1.20).</text:p>
          <text:p text:style-name="P14">SELECT nom_produit, prix * 1.20 FROM Produits;</text:p>
        </text:list-item>
        <text:list-item>
          <text:p text:style-name="P14">Constante : Ajouter une colonne de texte fixe.</text:p>
          <text:p text:style-name="P14">SELECT nom, 'Actif' FROM Employes;</text:p>
        </text:list-item>
        <text:list-item>
          <text:p text:style-name="P14">Fonction de texte : Mettre les noms en majuscules.</text:p>
          <text:p text:style-name="P14">SELECT UPPER(nom) FROM Etudiants;</text:p>
        </text:list-item>
        <text:list-item>
          <text:p text:style-name="P14">Extraction de date : Extraire l'année de naissance.</text:p>
          <text:p text:style-name="P14">SELECT YEAR(date_naissance) FROM Membres;</text:p>
        </text:list-item>
        <text:list-item>
          <text:p text:style-name="P14">Concaténation : Fusionner nom et prénom.</text:p>
          <text:p text:style-name="P14">SELECT CONCAT(prenom, ' ', nom) FROM Auteurs;</text:p>
        </text:list-item>
        <text:list-item>
          <text:p text:style-name="P14">Projection sur clé primaire : Lister tous les identifiants.</text:p>
          <text:p text:style-name="P14">SELECT id_commande FROM Commandes;</text:p>
        </text:list-item>
        <text:list-item>
          <text:p text:style-name="P14">Toute la table : Projection de toutes les colonnes disponibles.</text:p>
          <text:p text:style-name="P14">SELECT * FROM MaTable;</text:p>
        </text:list-item>
      </text:list>
      <text:h text:style-name="P5" text:outline-level="2"><text:bookmark-start text:name="__RefHeading___Toc4318_3296266966"/><text:soft-page-break/><text:span text:style-name="T6">5</text:span><text:span text:style-name="T5">. Le Renommage (</text:span><text:span text:style-name="Strong_20_Emphasis">ρ)</text:span><text:bookmark-end text:name="__RefHeading___Toc4318_3296266966"/></text:h>
      <text:p text:style-name="P12"><text:span text:style-name="T3">Le renommage permet de changer temporairement le nom d'une colonne ou d'une table pour rendre le résultat plus lisible ou éviter des ambiguïtés. En SQL, on utilise le mot-clé </text:span><text:span text:style-name="Source_20_Text"><text:span text:style-name="T3">AS</text:span></text:span><text:span text:style-name="T3">.</text:span></text:p>
      <text:h text:style-name="P8" text:outline-level="3"><text:bookmark-start text:name="__RefHeading___Toc4320_3296266966"/>Syntaxe SQL :<text:bookmark-end text:name="__RefHeading___Toc4320_3296266966"/></text:h>
      <text:p text:style-name="P10"><text:span text:style-name="Source_20_Text"><text:span text:style-name="T7">SELECT colonne AS nouveau_nom FROM Table;</text:span></text:span></text:p>
      <text:h text:style-name="P8" text:outline-level="3"><text:bookmark-start text:name="__RefHeading___Toc4322_3296266966"/>10 Exemples de Renommage :<text:bookmark-end text:name="__RefHeading___Toc4322_3296266966"/></text:h>
      <text:list text:style-name="L8">
        <text:list-item>
          <text:p text:style-name="P15">Alias de colonne simple : Renommer 'total_ttc' en 'Facture'.</text:p>
          <text:p text:style-name="P15">SELECT total_ttc AS Facture FROM Ventes;</text:p>
        </text:list-item>
        <text:list-item>
          <text:p text:style-name="P15">Alias avec espaces : Utiliser des guillemets pour des noms complexes.</text:p>
          <text:p text:style-name="P15">SELECT prix AS "Prix de Vente" FROM Stock;</text:p>
        </text:list-item>
        <text:list-item>
          <text:p text:style-name="P15">Calcul renommé : Donner un nom au résultat d'un calcul.</text:p>
          <text:p text:style-name="P15">SELECT (prix * quantite) AS Sous_Total FROM Lignes_Commande;</text:p>
        </text:list-item>
        <text:list-item>
          <text:p text:style-name="P15">Alias de table : Raccourcir le nom d'une table longue.</text:p>
          <text:p text:style-name="P15">SELECT E.nom FROM Employes_Administration_Centrale AS E;</text:p>
        </text:list-item>
        <text:list-item>
          <text:p text:style-name="P15">Renommage après fonction : Nommer le résultat d'un comptage.</text:p>
          <text:p text:style-name="P15">SELECT COUNT(*) AS Nombre_Inscrits FROM Participants;</text:p>
        </text:list-item>
        <text:list-item>
          <text:p text:style-name="P15">Alias de fonction de date :</text:p>
          <text:p text:style-name="P15">SELECT MONTH(date_v_vente) AS Mois_Vente FROM Ventes;</text:p>
        </text:list-item>
        <text:list-item>
          <text:p text:style-name="P15">Clarification : Changer un nom technique en nom métier.</text:p>
          <text:p text:style-name="P15">SELECT usr_id_34 AS Identifiant FROM Users;</text:p>
        </text:list-item>
        <text:list-item>
          <text:p text:style-name="P15">Concaténation renommée :</text:p>
          <text:p text:style-name="P15">SELECT prenom || ' ' || nom AS Nom_Complet FROM Pilotes;</text:p>
        </text:list-item>
        <text:list-item>
          <text:p text:style-name="P15">Alias pour sous-requête : Obligatoire dans certains systèmes.</text:p>
          <text:p text:style-name="P15">SELECT * FROM (SELECT nom FROM Clients) AS Liste_Noms;</text:p>
        </text:list-item>
        <text:list-item>
          <text:p text:style-name="P15">Renommage pour l'export : Préparer des entêtes pour un rapport.</text:p>
          <text:p text:style-name="P15">SELECT tel_mobile AS Mobile, tel_fixe AS Fixe FROM Contacts;</text:p>
        </text:list-item>
      </text:list>
      <text:p text:style-name="P16"/>
      <text:h text:style-name="P3" text:outline-level="2"><text:bookmark-start text:name="__RefHeading___Toc4324_3296266966"/><text:soft-page-break/><text:span text:style-name="T8">­6</text:span>. Conclusion : <text:bookmark-end text:name="__RefHeading___Toc4324_3296266966"/></text:h>
      <text:p text:style-name="P16">Le SQL transforme les concepts abstraits de l'algèbre relationnelle en un outil de gestion puissant. Les opérations unaires constituent la <text:span text:style-name="T1">première brique de l'analyse de données</text:span> :</text:p>
      <text:list text:style-name="L5">
        <text:list-item>
          <text:p text:style-name="P21">La <text:span text:style-name="T1">Sélection</text:span> permet de se concentrer sur les données pertinentes (le "Qui/Quoi").</text:p>
        </text:list-item>
        <text:list-item>
          <text:p text:style-name="P21">La <text:span text:style-name="T1">Projection</text:span> affine la vue pour ne garder que les informations nécessaires (le "Détail").</text:p>
        </text:list-item>
        <text:list-item>
          <text:p text:style-name="P21">Le <text:span text:style-name="T1">Renommage</text:span> prépare la donnée pour qu'elle soit compréhensible par l'humain ou par d'autres applications.</text:p>
        </text:list-item>
      </text:list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8T16:48:33.705227715</meta:creation-date>
    <dc:date>2026-01-08T17:41:25.659189669</dc:date>
    <meta:editing-duration>PT2M8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6" meta:paragraph-count="117" meta:word-count="1177" meta:character-count="7142" meta:non-whitespace-character-count="6128"/>
  </office:meta>
</office:document-meta>
</file>